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5.6638in"/>
    </style:style>
    <style:style style:name="co4" style:family="table-column">
      <style:table-column-properties fo:break-before="auto" style:column-width="5.375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94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Tabla</text:p>
          </table:table-cell>
          <table:table-cell office:value-type="string" calcext:value-type="string">
            <text:p>FACTURA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 office:value-type="string" calcext:value-type="string">
            <text:p>Evento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INSERT</text:p>
          </table:table-cell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Si la factura ya esta paga, exception</text:p>
            <text:p>Si la factura tenia menor monto a pagar, exception</text:p>
          </table:table-cell>
        </table:table-row>
        <table:table-row table:style-name="ro1"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Insertar tupla en factura aux</text:p>
          </table:table-cell>
          <table:table-cell office:value-type="string" calcext:value-type="string">
            <text:p>Descontar new.monto en el monto restante de la factura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No permitir cambios en la clave primaria</text:p>
          </table:table-cell>
        </table:table-row>
        <table:table-row table:style-name="ro1">
          <table:table-cell/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Si modifica el monto, verificar si la factura se pagó o si sigue paga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BEFO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Borrar tupla de factura aux</text:p>
          </table:table-cell>
          <table:table-cell office:value-type="string" calcext:value-type="string">
            <text:p>Descontar del monto restante de la factura, modificar el estado si dejó de estar paga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Tabla</text:p>
          </table:table-cell>
          <table:table-cell office:value-type="string" calcext:value-type="string">
            <text:p>DETALLE</text:p>
          </table:table-cell>
          <table:table-cell/>
        </table:table-row>
        <table:table-row table:style-name="ro1">
          <table:table-cell office:value-type="string" calcext:value-type="string">
            <text:p>Evento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No permitir agregar si la factura esta pag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Sumar Precio*Cantidad en el monto total de la factura</text:p>
            <text:p>Sumar Precio*Cantidad en el monto pendiente de pago</text:p>
            <text:p>Poner la factura en pendiente de paog</text:p>
          </table:table-cell>
          <table:table-cell/>
        </table:table-row>
        <table:table-row table:style-name="ro2">
          <table:table-cell office:value-type="string" calcext:value-type="string">
            <text:p>UPDAT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No permitir cambios en clave primaria</text:p>
            <text:p>No permitir cambios si la factura esta pag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Restar el Precio*Cantidad viejo en la factura, sumar el nuevo Precio*Cantidad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No permitir borrar si la factura esta pag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Restar el Precio*Cantidad de la factura</text:p>
            <text:p>Si era el unico detalle  que quedaba, poner la factura en estado inicial</text:p>
          </table:table-cell>
          <table:table-cell/>
        </table:table-row>
      </table:table>
      <table:table table:name="Sheet2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Tabla</text:p>
          </table:table-cell>
          <table:table-cell office:value-type="string" calcext:value-type="string">
            <text:p>FACTURA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 office:value-type="string" calcext:value-type="string">
            <text:p>Evento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INSERT</text:p>
          </table:table-cell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Si la factura ya esta paga, exception</text:p>
            <text:p>Si la factura tenia menor monto a pagar, exception</text:p>
          </table:table-cell>
        </table:table-row>
        <table:table-row table:style-name="ro1"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Insertar tupla en factura aux</text:p>
          </table:table-cell>
          <table:table-cell office:value-type="string" calcext:value-type="string">
            <text:p>Descontar new.monto en el monto restante de la factura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No permitir cambios en la clave primaria</text:p>
          </table:table-cell>
        </table:table-row>
        <table:table-row table:style-name="ro1">
          <table:table-cell/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Si modifica el monto, verificar si la factura se pagó o si sigue paga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BEFO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Borrar tupla de factura aux</text:p>
          </table:table-cell>
          <table:table-cell office:value-type="string" calcext:value-type="string">
            <text:p>Descontar del monto restante de la factura, modificar el estado si dejó de estar paga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Tabla</text:p>
          </table:table-cell>
          <table:table-cell office:value-type="string" calcext:value-type="string">
            <text:p>DETALLE</text:p>
          </table:table-cell>
          <table:table-cell office:value-type="string" calcext:value-type="string">
            <text:p>FACTURA_AUX</text:p>
          </table:table-cell>
        </table:table-row>
        <table:table-row table:style-name="ro1">
          <table:table-cell office:value-type="string" calcext:value-type="string">
            <text:p>Evento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No permitir agregar si la factura esta pag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Sumar Precio*Cantidad en el monto total de la factura</text:p>
            <text:p>Sumar Precio*Cantidad en el monto pendiente de pago</text:p>
            <text:p>Poner la factura en pendiente de paog</text:p>
          </table:table-cell>
          <table:table-cell/>
        </table:table-row>
        <table:table-row table:style-name="ro2">
          <table:table-cell office:value-type="string" calcext:value-type="string">
            <text:p>UPDAT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No permitir cambios en clave primaria</text:p>
            <text:p>No permitir cambios si la factura esta paga</text:p>
          </table:table-cell>
          <table:table-cell office:value-type="string" calcext:value-type="string">
            <text:p>Si la factura esta pagada, </text:p>
          </table:table-cell>
        </table:table-row>
        <table:table-row table:style-name="ro2"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Restar el Precio*Cantidad viejo en la factura, sumar el nuevo Precio*Cantidad</text:p>
          </table:table-cell>
          <table:table-cell office:value-type="string" calcext:value-type="string">
            <text:p>Si monto_restante_pago = 0 estado = 2 sino estado = 1</text:p>
            <text:p>Si no existen detalles de esa factura, estado = 0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No permitir borrar si la factura esta pag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Restar el Precio*Cantidad de la factura</text:p>
            <text:p>Si era el unico detalle  que quedaba, poner la factura en estado inici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1:03:55.066454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1T17:24:08.763098908</meta:creation-date>
    <dc:date>2020-05-04T12:45:11.402857562</dc:date>
    <meta:editing-duration>PT49M30S</meta:editing-duration>
    <meta:editing-cycles>4</meta:editing-cycles>
    <meta:generator>LibreOffice/6.4.2.2$Linux_X86_64 LibreOffice_project/40$Build-2</meta:generator>
    <meta:document-statistic meta:table-count="2" meta:cell-count="79" meta:object-count="0"/>
  </office:meta>
</office:document-meta>
</file>